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" svg:font-family="'Lohit Devanagari'"/>
    <style:font-face style:name="OpenSymbol2" svg:font-family="OpenSymbol, 'Arial Unicode MS'"/>
    <style:font-face style:name="Lohit Devanagari2" svg:font-family="'Lohit Devanagari'" style:font-pitch="variable"/>
    <style:font-face style:name="OpenSymbol1" svg:font-family="OpenSymbol, 'Arial Unicode M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fill-color="#729fc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6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962cm" fo:min-width="2.914cm"/>
      <style:paragraph-properties style:writing-mode="lr-tb"/>
    </style:style>
    <style:style style:name="gr8" style:family="graphic" style:parent-style-name="objectwithoutfill">
      <style:graphic-properties svg:stroke-color="#111111" draw:marker-end="Arrow" draw:marker-end-width="0.3cm" draw:fill="none" draw:fill-color="#729fcf" draw:textarea-vertical-align="middle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1.502cm" fo:min-width="3.4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1.02cm" fo:min-width="8.13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38cm"/>
      <style:paragraph-properties style:writing-mode="lr-tb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1.02cm" fo:min-width="9.66cm"/>
      <style:paragraph-properties style:writing-mode="lr-tb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0.962cm" fo:min-width="3.63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544cm" fo:min-width="5.597cm"/>
      <style:paragraph-properties style:writing-mode="lr-tb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729fcf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729fc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302cm" svg:y1="7.684cm" svg:x2="25.4cm" svg:y2="7.684cm">
          <text:p/>
        </draw:line>
        <draw:line draw:style-name="gr1" draw:text-style-name="P1" draw:layer="layout" svg:x1="3.302cm" svg:y1="13.018cm" svg:x2="25.4cm" svg:y2="13.018cm">
          <text:p/>
        </draw:line>
        <draw:line draw:style-name="gr1" draw:text-style-name="P1" draw:layer="layout" svg:x1="3.302cm" svg:y1="18.098cm" svg:x2="25.4cm" svg:y2="18.098cm">
          <text:p/>
        </draw:line>
        <draw:line draw:style-name="gr1" draw:text-style-name="P1" draw:layer="layout" svg:x1="6.604cm" svg:y1="1.27cm" svg:x2="6.35cm" svg:y2="20.13cm">
          <text:p/>
        </draw:line>
        <draw:frame draw:style-name="gr2" draw:text-style-name="P2" draw:layer="layout" svg:width="4.769cm" svg:height="1.673cm" svg:x="1.778cm" svg:y="5.842cm">
          <draw:text-box>
            <text:p>Fetch External </text:p>
            <text:p><text:s text:c="2"/>Service Data</text:p>
          </draw:text-box>
        </draw:frame>
        <draw:frame draw:style-name="gr3" draw:text-style-name="P2" draw:layer="layout" svg:width="5.334cm" svg:height="1.673cm" svg:x="1.016cm" svg:y="10.773cm">
          <draw:text-box>
            <text:p><text:s text:c="14"/>Prepare </text:p>
            <text:p>Pre-Render Data</text:p>
          </draw:text-box>
        </draw:frame>
        <draw:frame draw:style-name="gr4" draw:text-style-name="P2" draw:layer="layout" svg:width="4.113cm" svg:height="0.962cm" svg:x="2.137cm" svg:y="13.716cm">
          <draw:text-box>
            <text:p>Render View</text:p>
          </draw:text-box>
        </draw:frame>
        <draw:frame draw:style-name="gr5" draw:text-style-name="P2" draw:layer="layout" svg:width="2.441cm" svg:height="0.962cm" svg:x="3.655cm" svg:y="18.86cm">
          <draw:text-box>
            <text:p>Persist</text:p>
          </draw:text-box>
        </draw:frame>
        <draw:line draw:style-name="gr1" draw:text-style-name="P1" draw:layer="layout" svg:x1="3.302cm" svg:y1="10.424cm" svg:x2="25.4cm" svg:y2="10.424cm">
          <text:p/>
        </draw:line>
        <draw:line draw:style-name="gr1" draw:text-style-name="P1" draw:layer="layout" svg:x1="3.302cm" svg:y1="15.484cm" svg:x2="25.4cm" svg:y2="15.484cm">
          <text:p/>
        </draw:line>
        <draw:frame draw:style-name="gr6" draw:text-style-name="P3" draw:layer="layout" svg:width="0.502cm" svg:height="1.187cm" svg:x="10.16cm" svg:y="20.374cm">
          <draw:text-box>
            <text:p/>
          </draw:text-box>
        </draw:frame>
        <draw:frame draw:style-name="gr6" draw:text-style-name="P3" draw:layer="layout" svg:width="0.502cm" svg:height="1.187cm" svg:x="21.854cm" svg:y="19.358cm">
          <draw:text-box>
            <text:p/>
          </draw:text-box>
        </draw:frame>
        <draw:line draw:style-name="gr1" draw:text-style-name="P1" draw:layer="layout" svg:x1="2.794cm" svg:y1="5.334cm" svg:x2="24.892cm" svg:y2="5.334cm">
          <text:p/>
        </draw:line>
        <draw:frame draw:style-name="gr3" draw:text-style-name="P2" draw:layer="layout" svg:width="3.935cm" svg:height="1.673cm" svg:x="2.455cm" svg:y="3.806cm">
          <draw:text-box>
            <text:p>Param Data</text:p>
          </draw:text-box>
        </draw:frame>
        <draw:custom-shape draw:style-name="gr7" draw:text-style-name="P5" xml:id="id5" draw:id="id5" draw:layer="layout" svg:width="4.826cm" svg:height="1.714cm" svg:x="15.748cm" svg:y="8.382cm">
          <text:p text:style-name="P4">Shipping li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7.272cm" svg:y1="15.24cm" svg:x2="18.796cm" svg:y2="18.288cm">
          <text:p/>
        </draw:line>
        <draw:custom-shape draw:style-name="gr9" draw:text-style-name="P7" xml:id="id6" draw:id="id6" draw:layer="layout" svg:width="5.588cm" svg:height="2.476cm" svg:x="13.208cm" svg:y="12.954cm">
          <text:p text:style-name="P6"><text:span text:style-name="T1">1. List of shipping lines</text:span></text:p>
          <text:p text:style-name="P6"><text:span text:style-name="T1">2. list of ships.</text:span></text:p>
          <text:p text:style-name="P6"><text:span text:style-name="T1">3. Bookables</text:span></text:p>
          <text:p text:style-name="P6"><text:span text:style-name="T1">4. list of contain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825cm" svg:y1="2.952cm" svg:x2="24.923cm" svg:y2="2.952cm">
          <text:p/>
        </draw:line>
        <draw:frame draw:style-name="gr10" draw:text-style-name="P2" draw:layer="layout" svg:width="5.151cm" svg:height="1.016cm" svg:x="1.453cm" svg:y="1.936cm">
          <draw:text-box>
            <text:p><text:s text:c="2"/>Data Container</text:p>
          </draw:text-box>
        </draw:frame>
        <draw:custom-shape draw:style-name="gr11" draw:text-style-name="P5" xml:id="id8" draw:id="id8" draw:layer="layout" svg:width="8.636cm" svg:height="1.27cm" svg:x="10.668cm" svg:y="1.27cm">
          <text:p text:style-name="P4">consignment.json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334cm" svg:height="1.673cm" svg:x="1.016cm" svg:y="15.853cm">
          <draw:text-box>
            <text:p><text:s text:c="14"/>Prepare </text:p>
            <text:p>Pre-Persist Data</text:p>
          </draw:text-box>
        </draw:frame>
        <draw:frame draw:style-name="gr12" draw:text-style-name="P2" draw:layer="layout" svg:width="4.638cm" svg:height="1.673cm" svg:x="1.779cm" svg:y="8.143cm">
          <draw:text-box>
            <text:p><text:s text:c="5"/>Fetch Own </text:p>
            <text:p><text:s text:c="2"/>Service Data</text:p>
          </draw:text-box>
        </draw:frame>
        <draw:custom-shape draw:style-name="gr13" draw:text-style-name="P5" xml:id="id3" draw:id="id3" draw:layer="layout" svg:width="10.16cm" svg:height="1.27cm" svg:x="8.89cm" svg:y="5.842cm">
          <text:p text:style-name="P4">*routes, *etds, *container types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8.636cm" svg:height="1.27cm" svg:x="17.018cm" svg:y="18.542cm">
          <text:p text:style-name="P4">consignment.json</text:p>
          <draw:enhanced-geometry svg:viewBox="0 0 21600 21600" draw:type="rectangle" draw:enhanced-path="M 0 0 L 21600 0 21600 21600 0 21600 0 0 Z N"/>
        </draw:custom-shape>
        <draw:custom-shape draw:style-name="gr14" draw:text-style-name="P5" xml:id="id4" draw:id="id4" draw:layer="layout" svg:width="5.842cm" svg:height="1.714cm" svg:x="20.32cm" svg:y="13.526cm">
          <text:p text:style-name="P4">Select contain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7" draw:id="id7" draw:layer="layout" svg:width="4.826cm" svg:height="1.714cm" svg:x="6.604cm" svg:y="13.272cm">
          <text:p text:style-name="P8"><text:span text:style-name="T1">Routing list,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43cm" svg:y1="14.224cm" svg:x2="13.208cm" svg:y2="14.224cm">
          <text:p/>
        </draw:line>
        <draw:line draw:style-name="gr8" draw:text-style-name="P1" xml:id="id2" draw:id="id2" draw:layer="layout" svg:x1="20.32cm" svg:y1="14.224cm" svg:x2="18.796cm" svg:y2="14.224cm">
          <text:p/>
        </draw:line>
        <draw:custom-shape draw:style-name="gr15" draw:text-style-name="P9" xml:id="id1" draw:id="id1" draw:layer="layout" svg:width="6.096cm" svg:height="2.032cm" svg:x="20.574cm" svg:y="9.652cm">
          <text:p text:style-name="P9">Op : Insert bookable</text:p>
          <text:p text:style-name="P9">into container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6" draw:text-style-name="P10" draw:layer="layout" svg:x1="23.622cm" svg:y1="11.684cm" svg:x2="20.32cm" svg:y2="14.224cm" draw:start-shape="id1" draw:start-glue-point="6" draw:end-shape="id2" svg:d="M23622 11684v1196h-3302v1344" svg:viewBox="0 0 3303 2541">
          <text:p/>
        </draw:connector>
        <draw:connector draw:style-name="gr16" draw:text-style-name="P10" draw:layer="layout" svg:x1="19.05cm" svg:y1="6.477cm" svg:x2="23.241cm" svg:y2="13.526cm" draw:start-shape="id3" draw:start-glue-point="1" draw:end-shape="id4" draw:end-glue-point="4" svg:d="M19050 6477h4191v7049" svg:viewBox="0 0 4192 7050">
          <text:p/>
        </draw:connector>
        <draw:connector draw:style-name="gr16" draw:text-style-name="P10" draw:layer="layout" svg:x1="18.161cm" svg:y1="10.096cm" svg:x2="16.002cm" svg:y2="12.954cm" draw:start-shape="id5" draw:start-glue-point="8" draw:end-shape="id6" draw:end-glue-point="4" svg:d="M18161 10096v1430h-2159v1428" svg:viewBox="0 0 2160 2859">
          <text:p/>
        </draw:connector>
        <draw:connector draw:style-name="gr16" draw:text-style-name="P10" draw:layer="layout" svg:x1="13.97cm" svg:y1="7.112cm" svg:x2="9.017cm" svg:y2="13.272cm" draw:start-shape="id3" draw:start-glue-point="2" draw:end-shape="id7" draw:end-glue-point="4" svg:d="M13970 7112v3080h-4953v3080" svg:viewBox="0 0 4954 6161">
          <text:p/>
        </draw:connector>
        <draw:connector draw:style-name="gr16" draw:text-style-name="P10" draw:layer="layout" svg:x1="14.986cm" svg:y1="2.54cm" svg:x2="18.161cm" svg:y2="8.382cm" draw:start-shape="id8" draw:start-glue-point="2" draw:end-shape="id5" draw:end-glue-point="4" svg:d="M14986 2540v2921h3175v2921" svg:viewBox="0 0 3176 5843">
          <text:p/>
        </draw:connector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" svg:font-family="'Lohit Devanagari'"/>
    <style:font-face style:name="OpenSymbol2" svg:font-family="OpenSymbol, 'Arial Unicode MS'"/>
    <style:font-face style:name="Lohit Devanagari2" svg:font-family="'Lohit Devanagari'" style:font-pitch="variable"/>
    <style:font-face style:name="OpenSymbol1" svg:font-family="OpenSymbol, 'Arial Unicode M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cccccc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ohit Devanagari2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7:57:01.284199184</meta:creation-date>
    <dc:date>2020-11-25T15:49:11.981253651</dc:date>
    <meta:editing-duration>PT6H9M37S</meta:editing-duration>
    <meta:editing-cycles>48</meta:editing-cycles>
    <meta:generator>LibreOffice/6.4.6.2$Linux_X86_64 LibreOffice_project/40$Build-2</meta:generator>
    <meta:document-statistic meta:object-count="57"/>
  </office:meta>
</office:document-meta>
</file>